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7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July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20395" calcext:value-type="float">
            <text:p><text:s/>520,395 </text:p>
          </table:table-cell>
          <table:table-cell table:style-name="ce30" office:value-type="float" office:value="2892" calcext:value-type="float">
            <text:p><text:s/>2,892 </text:p>
          </table:table-cell>
          <table:table-cell table:style-name="ce30" office:value-type="float" office:value="26911" calcext:value-type="float">
            <text:p><text:s/>26,91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471085" calcext:value-type="float">
            <text:p><text:s/>471,08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209" calcext:value-type="float">
            <text:p><text:s/>1,209 </text:p>
          </table:table-cell>
          <table:table-cell table:style-name="ce30" office:value-type="float" office:value="18899" calcext:value-type="float">
            <text:p><text:s/>18,899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022" calcext:value-type="float">
            <text:p><text:s/>1,022 </text:p>
          </table:table-cell>
          <table:table-cell table:style-name="ce30" office:value-type="float" office:value="4141" calcext:value-type="float">
            <text:p><text:s/>4,141 </text:p>
          </table:table-cell>
          <table:table-cell table:style-name="ce30" office:value-type="float" office:value="3500" calcext:value-type="float">
            <text:p><text:s/>3,500 </text:p>
          </table:table-cell>
          <table:table-cell table:style-name="ce30" office:value-type="float" office:value="641" calcext:value-type="float">
            <text:p><text:s/>641 </text:p>
          </table:table-cell>
          <table:table-cell table:style-name="ce30" office:value-type="float" office:value="92" calcext:value-type="float">
            <text:p><text:s/>92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43966" calcext:value-type="float">
            <text:p><text:s/>343,966 </text:p>
          </table:table-cell>
          <table:table-cell table:style-name="ce30" office:value-type="float" office:value="1998" calcext:value-type="float">
            <text:p><text:s/>1,998 </text:p>
          </table:table-cell>
          <table:table-cell table:style-name="ce30" office:value-type="float" office:value="19925" calcext:value-type="float">
            <text:p><text:s/>19,92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" calcext:value-type="float">
            <text:p><text:s/>20 </text:p>
          </table:table-cell>
          <table:table-cell table:style-name="ce30" office:value-type="float" office:value="305554" calcext:value-type="float">
            <text:p><text:s/>305,55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134" calcext:value-type="float">
            <text:p><text:s/>1,134 </text:p>
          </table:table-cell>
          <table:table-cell table:style-name="ce30" office:value-type="float" office:value="15698" calcext:value-type="float">
            <text:p><text:s/>15,698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599" calcext:value-type="float">
            <text:p><text:s/>599 </text:p>
          </table:table-cell>
          <table:table-cell table:style-name="ce30" office:value-type="float" office:value="3034" calcext:value-type="float">
            <text:p><text:s/>3,034 </text:p>
          </table:table-cell>
          <table:table-cell table:style-name="ce30" office:value-type="float" office:value="2789" calcext:value-type="float">
            <text:p><text:s/>2,789 </text:p>
          </table:table-cell>
          <table:table-cell table:style-name="ce30" office:value-type="float" office:value="245" calcext:value-type="float">
            <text:p><text:s/>245 </text:p>
          </table:table-cell>
          <table:table-cell table:style-name="ce30" office:value-type="float" office:value="64" calcext:value-type="float">
            <text:p><text:s/>64 </text:p>
          </table:table-cell>
          <table:table-cell table:style-name="ce30" office:value-type="float" office:value="13" calcext:value-type="float">
            <text:p><text:s/>1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5059" calcext:value-type="float">
            <text:p><text:s/>165,059 </text:p>
          </table:table-cell>
          <table:table-cell table:style-name="ce31" office:value-type="float" office:value="1366" calcext:value-type="float">
            <text:p><text:s/>1,36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1766" calcext:value-type="float">
            <text:p><text:s/>151,76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45" calcext:value-type="float">
            <text:p><text:s/>1,045 </text:p>
          </table:table-cell>
          <table:table-cell table:style-name="ce31" office:value-type="float" office:value="11432" calcext:value-type="float">
            <text:p><text:s/>11,4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70" calcext:value-type="float">
            <text:p><text:s/>270 </text:p>
          </table:table-cell>
          <table:table-cell table:style-name="ce31" office:value-type="float" office:value="1912" calcext:value-type="float">
            <text:p><text:s/>1,912 </text:p>
          </table:table-cell>
          <table:table-cell table:style-name="ce31" office:value-type="float" office:value="1861" calcext:value-type="float">
            <text:p><text:s/>1,861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09" calcext:value-type="float">
            <text:p><text:s/>2,409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05" calcext:value-type="float">
            <text:p><text:s/>70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0108" calcext:value-type="float">
            <text:p><text:s/>30,108 </text:p>
          </table:table-cell>
          <table:table-cell table:style-name="ce31" office:value-type="float" office:value="229" calcext:value-type="float">
            <text:p><text:s/>229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04" calcext:value-type="float">
            <text:p><text:s/>28,10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914" calcext:value-type="float">
            <text:p><text:s/>91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18" calcext:value-type="float">
            <text:p><text:s/>218 </text:p>
          </table:table-cell>
          <table:table-cell table:style-name="ce31" office:value-type="float" office:value="363" calcext:value-type="float">
            <text:p><text:s/>363 </text:p>
          </table:table-cell>
          <table:table-cell table:style-name="ce31" office:value-type="float" office:value="356" calcext:value-type="float">
            <text:p><text:s/>356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108" calcext:value-type="float">
            <text:p><text:s/>4,10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7" calcext:value-type="float">
            <text:p><text:s/>2,8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0" calcext:value-type="float">
            <text:p><text:s/>1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2" calcext:value-type="float">
            <text:p><text:s/>2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430" calcext:value-type="float">
            <text:p><text:s/>1,430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60" calcext:value-type="float">
            <text:p><text:s/>1,1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6" calcext:value-type="float">
            <text:p><text:s/>22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5" calcext:value-type="float">
            <text:p><text:s/>45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141" calcext:value-type="float">
            <text:p><text:s/>7,141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01" calcext:value-type="float">
            <text:p><text:s/>5,8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99" calcext:value-type="float">
            <text:p><text:s/>19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54" calcext:value-type="float">
            <text:p><text:s/>5,054 </text:p>
          </table:table-cell>
          <table:table-cell table:style-name="ce31" office:value-type="float" office:value="86" calcext:value-type="float">
            <text:p><text:s/>86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745" calcext:value-type="float">
            <text:p><text:s/>4,74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61" calcext:value-type="float">
            <text:p><text:s/>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87" calcext:value-type="float">
            <text:p><text:s/>1,68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5" calcext:value-type="float">
            <text:p><text:s/>1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9" calcext:value-type="float">
            <text:p><text:s/>2,0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0" calcext:value-type="float">
            <text:p><text:s/>1,7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22" calcext:value-type="float">
            <text:p><text:s/>2,12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800" calcext:value-type="float">
            <text:p><text:s/>800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80" calcext:value-type="float">
            <text:p><text:s/>6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4" calcext:value-type="float">
            <text:p><text:s/>10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525" calcext:value-type="float">
            <text:p><text:s/>13,525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9" calcext:value-type="float">
            <text:p><text:s/>54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4" calcext:value-type="float">
            <text:p><text:s/>114 </text:p>
          </table:table-cell>
          <table:table-cell table:style-name="ce31" office:value-type="float" office:value="90" calcext:value-type="float">
            <text:p><text:s/>90 </text:p>
          </table:table-cell>
          <table:table-cell table:style-name="ce31" office:value-type="float" office:value="24" calcext:value-type="float">
            <text:p><text:s/>2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33" calcext:value-type="float">
            <text:p><text:s/>12,933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3" calcext:value-type="float">
            <text:p><text:s/>12,0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21" calcext:value-type="float">
            <text:p><text:s/>42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42" calcext:value-type="float">
            <text:p><text:s/>2,54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1" calcext:value-type="float">
            <text:p><text:s/>1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36" calcext:value-type="float">
            <text:p><text:s/>17,036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49" calcext:value-type="float">
            <text:p><text:s/>15,8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7" calcext:value-type="float">
            <text:p><text:s/>23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7" calcext:value-type="float">
            <text:p><text:s/>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310" calcext:value-type="float">
            <text:p><text:s/>6,310 </text:p>
          </table:table-cell>
          <table:table-cell table:style-name="ce31" office:value-type="float" office:value="72" calcext:value-type="float">
            <text:p><text:s/>72 </text:p>
          </table:table-cell>
          <table:table-cell table:style-name="ce31" office:value-type="float" office:value="470" calcext:value-type="float">
            <text:p><text:s/>47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5575" calcext:value-type="float">
            <text:p><text:s/>5,57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230" calcext:value-type="float">
            <text:p><text:s/>23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35" calcext:value-type="float">
            <text:p><text:s/>35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4886" calcext:value-type="float">
            <text:p><text:s/>34,886 </text:p>
          </table:table-cell>
          <table:table-cell table:style-name="ce31" office:value-type="float" office:value="112" calcext:value-type="float">
            <text:p><text:s/>112 </text:p>
          </table:table-cell>
          <table:table-cell table:style-name="ce31" office:value-type="float" office:value="4732" calcext:value-type="float">
            <text:p><text:s/>4,7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803" calcext:value-type="float">
            <text:p><text:s/>28,8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1144" calcext:value-type="float">
            <text:p><text:s/>1,1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267" calcext:value-type="float">
            <text:p><text:s/>267 </text:p>
          </table:table-cell>
          <table:table-cell table:style-name="ce31" office:value-type="float" office:value="207" calcext:value-type="float">
            <text:p><text:s/>207 </text:p>
          </table:table-cell>
          <table:table-cell table:style-name="ce31" office:value-type="float" office:value="60" calcext:value-type="float">
            <text:p><text:s/>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70" calcext:value-type="float">
            <text:p><text:s/>15,770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565" calcext:value-type="float">
            <text:p><text:s/>18,565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677" calcext:value-type="float">
            <text:p><text:s/>14,6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27" calcext:value-type="float">
            <text:p><text:s/>2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58" calcext:value-type="float">
            <text:p><text:s/>58 </text:p>
          </table:table-cell>
          <table:table-cell table:style-name="ce31" office:value-type="float" office:value="52" calcext:value-type="float">
            <text:p><text:s/>52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0578" calcext:value-type="float">
            <text:p><text:s/>80,578 </text:p>
          </table:table-cell>
          <table:table-cell table:style-name="ce30" office:value-type="float" office:value="465" calcext:value-type="float">
            <text:p><text:s/>465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180" calcext:value-type="float">
            <text:p><text:s/>72,18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4" calcext:value-type="float">
            <text:p><text:s/>34 </text:p>
          </table:table-cell>
          <table:table-cell table:style-name="ce30" office:value-type="float" office:value="1420" calcext:value-type="float">
            <text:p><text:s/>1,4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1" calcext:value-type="float">
            <text:p><text:s/>201 </text:p>
          </table:table-cell>
          <table:table-cell table:style-name="ce30" office:value-type="float" office:value="628" calcext:value-type="float">
            <text:p><text:s/>628 </text:p>
          </table:table-cell>
          <table:table-cell table:style-name="ce30" office:value-type="float" office:value="398" calcext:value-type="float">
            <text:p><text:s/>398 </text:p>
          </table:table-cell>
          <table:table-cell table:style-name="ce30" office:value-type="float" office:value="230" calcext:value-type="float">
            <text:p><text:s/>230 </text:p>
          </table:table-cell>
          <table:table-cell table:style-name="ce30" office:value-type="float" office:value="26" calcext:value-type="float">
            <text:p><text:s/>26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3563" calcext:value-type="float">
            <text:p><text:s/>93,563 </text:p>
          </table:table-cell>
          <table:table-cell table:style-name="ce30" office:value-type="float" office:value="429" calcext:value-type="float">
            <text:p><text:s/>42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530" calcext:value-type="float">
            <text:p><text:s/>91,53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1" calcext:value-type="float">
            <text:p><text:s/>41 </text:p>
          </table:table-cell>
          <table:table-cell table:style-name="ce30" office:value-type="float" office:value="1724" calcext:value-type="float">
            <text:p><text:s/>1,7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22" calcext:value-type="float">
            <text:p><text:s/>222 </text:p>
          </table:table-cell>
          <table:table-cell table:style-name="ce30" office:value-type="float" office:value="475" calcext:value-type="float">
            <text:p><text:s/>475 </text:p>
          </table:table-cell>
          <table:table-cell table:style-name="ce30" office:value-type="float" office:value="309" calcext:value-type="float">
            <text:p><text:s/>309 </text:p>
          </table:table-cell>
          <table:table-cell table:style-name="ce30" office:value-type="float" office:value="166" calcext:value-type="float">
            <text:p><text:s/>166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88" calcext:value-type="float">
            <text:p><text:s/>2,28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57" calcext:value-type="float">
            <text:p><text:s/>5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4" calcext:value-type="float">
            <text:p><text:s/>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39" calcext:value-type="float">
            <text:p><text:s/>1,83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9" calcext:value-type="float">
            <text:p><text:s/>4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9-09T16:39:51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